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officeooo:rsid="00198636" officeooo:paragraph-rsid="00198636" style:font-size-asian="80pt" style:font-size-complex="8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58:36.765169852</meta:creation-date>
    <dc:date>2018-01-19T11:00:06.544415863</dc:date>
    <meta:editing-duration>PT42S</meta:editing-duration>
    <meta:editing-cycles>5</meta:editing-cycles>
    <meta:generator>LibreOffice/5.4.4.2$Linux_X86_64 LibreOffice_project/40m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